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e8c5" officeooo:paragraph-rsid="0019e8c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e8c5" officeooo:paragraph-rsid="0019e8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9da4" officeooo:paragraph-rsid="001b9da4" style:font-size-asian="12.25pt" style:font-weight-asian="bold" style:font-size-complex="14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bold" officeooo:rsid="001b9da4" officeooo:paragraph-rsid="001b9da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c5d6" officeooo:paragraph-rsid="001cc5d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d52f5" officeooo:paragraph-rsid="001d52f5" style:font-size-asian="12.25pt" style:font-weight-asian="bold" style:font-size-complex="14pt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4pt" fo:font-weight="bold" officeooo:rsid="001d52f5" officeooo:paragraph-rsid="001d52f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e4fd9" officeooo:paragraph-rsid="001e4fd9" style:font-size-asian="12.25pt" style:font-weight-asian="bold" style:font-size-complex="14pt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4pt" fo:font-weight="bold" officeooo:rsid="001e4fd9" officeooo:paragraph-rsid="001e4fd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9e8c5" officeooo:paragraph-rsid="0019e8c5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1b9da4" officeooo:paragraph-rsid="001b9da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cc5d6" officeooo:paragraph-rsid="001cc5d6" style:font-size-asian="12.25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fo:font-weight="normal" officeooo:rsid="001cc5d6" officeooo:paragraph-rsid="001cc5d6" style:font-size-asian="12.25pt" style:font-weight-asian="normal" style:font-size-complex="14pt" style:font-weight-complex="normal"/>
    </style:style>
    <style:style style:name="T1" style:family="text">
      <style:text-properties officeooo:rsid="001b9da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c5d6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0"/>
      <text:p text:style-name="P2">5.1 Qué es JavaScript</text:p>
      <text:p text:style-name="P10">Es un lenguaje de script que suele embeberse en código HTML. <text:span text:style-name="T1">Es un lenguaje interpretado que interactúa con código HTML.</text:span></text:p>
      <text:p text:style-name="P10"/>
      <text:p text:style-name="P10"/>
      <text:p text:style-name="P3">5.2 Características</text:p>
      <text:list xml:id="list475537204" text:style-name="L1">
        <text:list-item>
          <text:p text:style-name="P11">Es un lenguaje orientado a eventos: Significa que según una determinada condición, se puede ejecutar un fragmento de código específico.</text:p>
          <text:p text:style-name="P11">onclick=”sdsds”, OnMouseOver=”asdfas”</text:p>
        </text:list-item>
        <text:list-item>
          <text:p text:style-name="P11">Se puede leer y escribir sobre elementos HTML</text:p>
        </text:list-item>
        <text:list-item>
          <text:p text:style-name="P11">Se puede usar como validador de datos: Antes de enviar los datos de un formulario al servidor se pueden procesar los datos existentes en HTML: Contraseña, datos de dirección, teléfono,etc.</text:p>
        </text:list-item>
        <text:list-item>
          <text:p text:style-name="P11">Herramienta de programación: Contiene elementos propios de lenguajes de programación: buclkes, alternativas, variables, funciones, etc.</text:p>
        </text:list-item>
      </text:list>
      <text:p text:style-name="P12"/>
      <text:p text:style-name="P3">5.3 Cómo escribir código JavaScript en HTML</text:p>
      <text:p text:style-name="P12"/>
      <text:p text:style-name="P12">Para añadir código JavaScript en HTML hay que tener en cuenta:</text:p>
      <text:list xml:id="list1323052014" text:style-name="L2">
        <text:list-item>
          <text:p text:style-name="P13">Ubicación del código.</text:p>
        </text:list-item>
        <text:list-item>
          <text:p text:style-name="P13">Definición del código</text:p>
        </text:list-item>
      </text:list>
      <text:p text:style-name="P3"/>
      <text:p text:style-name="P3">5.3.1 Ubicación del código.</text:p>
      <text:p text:style-name="P3"><text:span text:style-name="T2"/></text:p>
      <text:p text:style-name="P3"><text:span text:style-name="T2">Se puede incluir en:</text:span></text:p>
      <text:list xml:id="list1073752415" text:style-name="L3">
        <text:list-item>
          <text:p text:style-name="P4"><text:span text:style-name="T2">head </text:span><text:span text:style-name="T3">(01)</text:span></text:p>
        </text:list-item>
        <text:list-item>
          <text:p text:style-name="P4"><text:span text:style-name="T2">body:</text:span><text:span text:style-name="T3">Si se escribe en el body es recomendabble incluirlo al final. Ya que el intérprete cargará el script al finalizar el interpretado completo del documento existente en el body</text:span></text:p>
        </text:list-item>
      </text:list>
      <text:p text:style-name="P3"/>
      <text:p text:style-name="P5">5.3.2 <text:span text:style-name="T1">Definición del código</text:span></text:p>
      <text:list xml:id="list2121623228" text:style-name="L4">
        <text:list-item>
          <text:p text:style-name="P15">Mismo fichero que el documento HTML(on-line)</text:p>
          <text:p text:style-name="P15">&lt;script type=”text/javascript”&gt;</text:p>
          <text:p text:style-name="P15">…..</text:p>
          <text:p text:style-name="P15">Codigo JS</text:p>
          <text:p text:style-name="P15">……</text:p>
          <text:p text:style-name="P15">&lt;/script&gt;</text:p>
        </text:list-item>
        <text:list-item>
          <text:p text:style-name="P15">Fichero diferenciado .js Código JavaScript (off-line)</text:p>
          <text:p text:style-name="P15">&lt;script type=”text/javascript” src=”fichero”&gt;</text:p>
          <text:p text:style-name="P15">&lt;/script&gt;</text:p>
        </text:list-item>
      </text:list>
      <text:p text:style-name="P14"/>
      <text:p text:style-name="P14"/>
      <text:p text:style-name="P6"><text:soft-page-break/>5.4 Instrucciones</text:p>
      <text:p text:style-name="P6"><text:span text:style-name="T2"/></text:p>
      <text:p text:style-name="P6"><text:span text:style-name="T2">Una instrucción es todo aquello que produce un cambio y que tiene duración finita. Las instrucciones en JavaScript pueden ser: </text:span></text:p>
      <text:list xml:id="list1210944413" text:style-name="L5">
        <text:list-item>
          <text:p text:style-name="P7"><text:span text:style-name="T2">Simple:</text:span></text:p>
          <text:list>
            <text:list-header>
              <text:p text:style-name="P7"><text:span text:style-name="T2">intrucción;</text:span></text:p>
            </text:list-header>
          </text:list>
        </text:list-item>
        <text:list-item>
          <text:p text:style-name="P7"><text:span text:style-name="T2">Compuesta:</text:span></text:p>
          <text:list>
            <text:list-header>
              <text:p text:style-name="P7"><text:span text:style-name="T2">{</text:span></text:p>
              <text:list>
                <text:list-header>
                  <text:p text:style-name="P7"><text:span text:style-name="T2">Instrucción 1;</text:span></text:p>
                  <text:p text:style-name="P7"><text:span text:style-name="T2">Instrucción 2;</text:span></text:p>
                  <text:p text:style-name="P7"><text:span text:style-name="T2">……………..</text:span></text:p>
                </text:list-header>
              </text:list>
            </text:list-header>
          </text:list>
        </text:list-item>
      </text:list>
      <text:p text:style-name="P6"><text:span text:style-name="T2"><text:tab/> <text:s text:c="5"/>}</text:span></text:p>
      <text:p text:style-name="P6"><text:span text:style-name="T2">Las instrucciones se ejecutan de manera secuencial en orden descendente, hasta que no termina una instrucción, no se procede a ejecutar las siguientes.</text:span></text:p>
      <text:p text:style-name="P6"><text:span text:style-name="T2"/></text:p>
      <text:p text:style-name="P8"><text:span text:style-name="T2">Tipos de instrucciones en JavaScript</text:span></text:p>
      <text:p text:style-name="P6"><text:span text:style-name="T2"/></text:p>
      <text:p text:style-name="P8">5.4.1 <text:span text:style-name="T2">Comentarios</text:span></text:p>
      <text:p text:style-name="P8"><text:span text:style-name="T2">Los comentarios indican al intérprete que el código fuente incluido en el comentario no debe ser procesado.</text:span></text:p>
      <text:list xml:id="list1529106329" text:style-name="L8">
        <text:list-item>
          <text:p text:style-name="P9"><text:span text:style-name="T2">Hasta el final de línea: Los caracteres existentes desde // hasta el final de línea se interpretan como comentarios.</text:span></text:p>
          <text:list>
            <text:list-header>
              <text:p text:style-name="P9"><text:span text:style-name="T2">//comentario.</text:span></text:p>
            </text:list-header>
          </text:list>
        </text:list-item>
        <text:list-item>
          <text:p text:style-name="P9"><text:span text:style-name="T2">Múltiples líneas:</text:span></text:p>
        </text:list-item>
        <text:list-item>
          <text:p text:style-name="P9"><text:span text:style-name="T2">/* → inicio comentario</text:span></text:p>
          <text:list>
            <text:list-header>
              <text:p text:style-name="P9"><text:span text:style-name="T2">--------------</text:span></text:p>
              <text:p text:style-name="P9"><text:span text:style-name="T2">--------------</text:span></text:p>
              <text:p text:style-name="P9"><text:span text:style-name="T2">*/ → fin comentarios</text:span></text:p>
            </text:list-header>
          </text:list>
        </text:list-item>
      </text:list>
      <text:p text:style-name="P8"><text:span text:style-name="T2">Todas las línes existentes entre inicio y fin de las barras se interpretan como comentar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05:08.733472809</meta:creation-date>
    <dc:date>2018-04-19T11:31:27.843758301</dc:date>
    <meta:editing-duration>PT5M38S</meta:editing-duration>
    <meta:editing-cycles>1</meta:editing-cycles>
    <meta:document-statistic meta:table-count="0" meta:image-count="0" meta:object-count="0" meta:page-count="2" meta:paragraph-count="49" meta:word-count="350" meta:character-count="2190" meta:non-whitespace-character-count="1913"/>
    <meta:generator>LibreOffice/5.4.0.3$Linux_X86_64 LibreOffice_project/40m0$Build-3</meta:generator>
  </office:meta>
</office:document-meta>
</file>